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APL_HD_LUV_SP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APL_PRC</text:p>
          </table:table-cell>
          <table:table-cell office:value-type="string" calcext:value-type="string">
            <text:p>AAPL_DIV</text:p>
          </table:table-cell>
          <table:table-cell office:value-type="string" calcext:value-type="string">
            <text:p>AAPL_RET</text:p>
          </table:table-cell>
          <table:table-cell office:value-type="string" calcext:value-type="string">
            <text:p>SPY_PRC</text:p>
          </table:table-cell>
          <table:table-cell office:value-type="string" calcext:value-type="string">
            <text:p>SPY_DIV</text:p>
          </table:table-cell>
          <table:table-cell office:value-type="string" calcext:value-type="string">
            <text:p>SPY_RET</text:p>
          </table:table-cell>
          <table:table-cell table:number-columns-repeated="2"/>
        </table:table-row>
        <table:table-row table:style-name="ro1">
          <table:table-cell office:value-type="float" office:value="201509" calcext:value-type="float">
            <text:p>201509</text:p>
          </table:table-cell>
          <table:table-cell office:value-type="float" office:value="25.3541" calcext:value-type="float">
            <text:p>25.35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3.5666" calcext:value-type="float">
            <text:p>173.5666</text:p>
          </table:table-cell>
          <table:table-cell office:value-type="float" office:value="1.0334" calcext:value-type="float">
            <text:p>1.0334</text:p>
          </table:table-cell>
          <table:table-cell table:number-columns-repeated="3"/>
        </table:table-row>
        <table:table-row table:style-name="ro1">
          <table:table-cell office:value-type="float" office:value="201510" calcext:value-type="float">
            <text:p>201510</text:p>
          </table:table-cell>
          <table:table-cell office:value-type="float" office:value="27.5563" calcext:value-type="float">
            <text:p>27.5563</text:p>
          </table:table-cell>
          <table:table-cell office:value-type="float" office:value="0" calcext:value-type="float">
            <text:p>0</text:p>
          </table:table-cell>
          <table:table-cell table:formula="of:=([.B3]+[.C3])/[.B2]-1" office:value-type="float" office:value="0.0868577468732867" calcext:value-type="float">
            <text:p>0.086857746873287</text:p>
          </table:table-cell>
          <table:table-cell office:value-type="float" office:value="188.3694" calcext:value-type="float">
            <text:p>188.3694</text:p>
          </table:table-cell>
          <table:table-cell office:value-type="float" office:value="0" calcext:value-type="float">
            <text:p>0</text:p>
          </table:table-cell>
          <table:table-cell table:formula="of:=([.F3]+[.E3])/[.E2]-1" office:value-type="float" office:value="0.0852859939642767" calcext:value-type="float">
            <text:p>0.085285993964277</text:p>
          </table:table-cell>
          <table:table-cell/>
          <table:table-cell table:formula="of:=CORREL([.D3:.D62];[.G3:.G62])" office:value-type="float" office:value="0.629739823107318" calcext:value-type="float">
            <text:p>0.629739823107318</text:p>
          </table:table-cell>
        </table:table-row>
        <table:table-row table:style-name="ro1">
          <table:table-cell office:value-type="float" office:value="201511" calcext:value-type="float">
            <text:p>201511</text:p>
          </table:table-cell>
          <table:table-cell office:value-type="float" office:value="27.3969" calcext:value-type="float">
            <text:p>27.3969</text:p>
          </table:table-cell>
          <table:table-cell office:value-type="float" office:value="0.52" calcext:value-type="float">
            <text:p>0.52</text:p>
          </table:table-cell>
          <table:table-cell table:formula="of:=([.B4]+[.C4])/[.B3]-1" office:value-type="float" office:value="0.0130859367912237" calcext:value-type="float">
            <text:p>0.013085936791224</text:p>
          </table:table-cell>
          <table:table-cell office:value-type="float" office:value="189.0579" calcext:value-type="float">
            <text:p>189.0579</text:p>
          </table:table-cell>
          <table:table-cell office:value-type="float" office:value="0" calcext:value-type="float">
            <text:p>0</text:p>
          </table:table-cell>
          <table:table-cell table:formula="of:=([.F4]+[.E4])/[.E3]-1" office:value-type="float" office:value="0.00365505225370977" calcext:value-type="float">
            <text:p>0.00365505225371</text:p>
          </table:table-cell>
          <table:table-cell table:number-columns-repeated="2"/>
        </table:table-row>
        <table:table-row table:style-name="ro1">
          <table:table-cell office:value-type="float" office:value="201512" calcext:value-type="float">
            <text:p>201512</text:p>
          </table:table-cell>
          <table:table-cell office:value-type="float" office:value="24.377" calcext:value-type="float">
            <text:p>24.377</text:p>
          </table:table-cell>
          <table:table-cell office:value-type="float" office:value="0" calcext:value-type="float">
            <text:p>0</text:p>
          </table:table-cell>
          <table:table-cell table:formula="of:=([.B5]+[.C5])/[.B4]-1" office:value-type="float" office:value="-0.110227799495563" calcext:value-type="float">
            <text:p>-0.110227799495563</text:p>
          </table:table-cell>
          <table:table-cell office:value-type="float" office:value="185.81" calcext:value-type="float">
            <text:p>185.81</text:p>
          </table:table-cell>
          <table:table-cell office:value-type="float" office:value="1.2115" calcext:value-type="float">
            <text:p>1.2115</text:p>
          </table:table-cell>
          <table:table-cell table:formula="of:=([.F5]+[.E5])/[.E4]-1" office:value-type="float" office:value="-0.0107713033943569" calcext:value-type="float">
            <text:p>-0.010771303394357</text:p>
          </table:table-cell>
          <table:table-cell table:number-columns-repeated="2"/>
        </table:table-row>
        <table:table-row table:style-name="ro1">
          <table:table-cell office:value-type="float" office:value="201601" calcext:value-type="float">
            <text:p>201601</text:p>
          </table:table-cell>
          <table:table-cell office:value-type="float" office:value="22.5428" calcext:value-type="float">
            <text:p>22.5428</text:p>
          </table:table-cell>
          <table:table-cell office:value-type="float" office:value="0" calcext:value-type="float">
            <text:p>0</text:p>
          </table:table-cell>
          <table:table-cell table:formula="of:=([.B6]+[.C6])/[.B5]-1" office:value-type="float" office:value="-0.0752430569799401" calcext:value-type="float">
            <text:p>-0.07524305697994</text:p>
          </table:table-cell>
          <table:table-cell office:value-type="float" office:value="176.5592" calcext:value-type="float">
            <text:p>176.5592</text:p>
          </table:table-cell>
          <table:table-cell office:value-type="float" office:value="0" calcext:value-type="float">
            <text:p>0</text:p>
          </table:table-cell>
          <table:table-cell table:formula="of:=([.F6]+[.E6])/[.E5]-1" office:value-type="float" office:value="-0.0497863408858511" calcext:value-type="float">
            <text:p>-0.049786340885851</text:p>
          </table:table-cell>
          <table:table-cell table:number-columns-repeated="2"/>
        </table:table-row>
        <table:table-row table:style-name="ro1">
          <table:table-cell office:value-type="float" office:value="201602" calcext:value-type="float">
            <text:p>201602</text:p>
          </table:table-cell>
          <table:table-cell office:value-type="float" office:value="22.5128" calcext:value-type="float">
            <text:p>22.5128</text:p>
          </table:table-cell>
          <table:table-cell office:value-type="float" office:value="0.52" calcext:value-type="float">
            <text:p>0.52</text:p>
          </table:table-cell>
          <table:table-cell table:formula="of:=([.B7]+[.C7])/[.B6]-1" office:value-type="float" office:value="0.0217364302571108" calcext:value-type="float">
            <text:p>0.021736430257111</text:p>
          </table:table-cell>
          <table:table-cell office:value-type="float" office:value="176.4134" calcext:value-type="float">
            <text:p>176.4134</text:p>
          </table:table-cell>
          <table:table-cell office:value-type="float" office:value="0" calcext:value-type="float">
            <text:p>0</text:p>
          </table:table-cell>
          <table:table-cell table:formula="of:=([.F7]+[.E7])/[.E6]-1" office:value-type="float" office:value="-0.000825785345651808" calcext:value-type="float">
            <text:p>-0.000825785345652</text:p>
          </table:table-cell>
          <table:table-cell table:number-columns-repeated="2"/>
        </table:table-row>
        <table:table-row table:style-name="ro1">
          <table:table-cell office:value-type="float" office:value="201603" calcext:value-type="float">
            <text:p>201603</text:p>
          </table:table-cell>
          <table:table-cell office:value-type="float" office:value="25.3767" calcext:value-type="float">
            <text:p>25.3767</text:p>
          </table:table-cell>
          <table:table-cell office:value-type="float" office:value="0" calcext:value-type="float">
            <text:p>0</text:p>
          </table:table-cell>
          <table:table-cell table:formula="of:=([.B8]+[.C8])/[.B7]-1" office:value-type="float" office:value="0.127212074908497" calcext:value-type="float">
            <text:p>0.127212074908497</text:p>
          </table:table-cell>
          <table:table-cell office:value-type="float" office:value="188.2758" calcext:value-type="float">
            <text:p>188.2758</text:p>
          </table:table-cell>
          <table:table-cell office:value-type="float" office:value="1.0496" calcext:value-type="float">
            <text:p>1.0496</text:p>
          </table:table-cell>
          <table:table-cell table:formula="of:=([.F8]+[.E8])/[.E7]-1" office:value-type="float" office:value="0.0731917189964029" calcext:value-type="float">
            <text:p>0.073191718996403</text:p>
          </table:table-cell>
          <table:table-cell table:number-columns-repeated="2"/>
        </table:table-row>
        <table:table-row table:style-name="ro1">
          <table:table-cell office:value-type="float" office:value="201604" calcext:value-type="float">
            <text:p>201604</text:p>
          </table:table-cell>
          <table:table-cell office:value-type="float" office:value="21.826" calcext:value-type="float">
            <text:p>21.826</text:p>
          </table:table-cell>
          <table:table-cell office:value-type="float" office:value="0" calcext:value-type="float">
            <text:p>0</text:p>
          </table:table-cell>
          <table:table-cell table:formula="of:=([.B9]+[.C9])/[.B8]-1" office:value-type="float" office:value="-0.139919690109431" calcext:value-type="float">
            <text:p>-0.139919690109431</text:p>
          </table:table-cell>
          <table:table-cell office:value-type="float" office:value="189.0179" calcext:value-type="float">
            <text:p>189.0179</text:p>
          </table:table-cell>
          <table:table-cell office:value-type="float" office:value="0" calcext:value-type="float">
            <text:p>0</text:p>
          </table:table-cell>
          <table:table-cell table:formula="of:=([.F9]+[.E9])/[.E8]-1" office:value-type="float" office:value="0.00394155807597141" calcext:value-type="float">
            <text:p>0.003941558075971</text:p>
          </table:table-cell>
          <table:table-cell table:number-columns-repeated="2"/>
        </table:table-row>
        <table:table-row table:style-name="ro1">
          <table:table-cell office:value-type="float" office:value="201605" calcext:value-type="float">
            <text:p>201605</text:p>
          </table:table-cell>
          <table:table-cell office:value-type="float" office:value="23.3931" calcext:value-type="float">
            <text:p>23.3931</text:p>
          </table:table-cell>
          <table:table-cell office:value-type="float" office:value="0.57" calcext:value-type="float">
            <text:p>0.57</text:p>
          </table:table-cell>
          <table:table-cell table:formula="of:=([.B10]+[.C10])/[.B9]-1" office:value-type="float" office:value="0.0979153303399616" calcext:value-type="float">
            <text:p>0.097915330339962</text:p>
          </table:table-cell>
          <table:table-cell office:value-type="float" office:value="192.2334" calcext:value-type="float">
            <text:p>192.2334</text:p>
          </table:table-cell>
          <table:table-cell office:value-type="float" office:value="0" calcext:value-type="float">
            <text:p>0</text:p>
          </table:table-cell>
          <table:table-cell table:formula="of:=([.F10]+[.E10])/[.E9]-1" office:value-type="float" office:value="0.0170116163601437" calcext:value-type="float">
            <text:p>0.017011616360144</text:p>
          </table:table-cell>
          <table:table-cell table:number-columns-repeated="2"/>
        </table:table-row>
        <table:table-row table:style-name="ro1">
          <table:table-cell office:value-type="float" office:value="201606" calcext:value-type="float">
            <text:p>201606</text:p>
          </table:table-cell>
          <table:table-cell office:value-type="float" office:value="22.3951" calcext:value-type="float">
            <text:p>22.3951</text:p>
          </table:table-cell>
          <table:table-cell office:value-type="float" office:value="0" calcext:value-type="float">
            <text:p>0</text:p>
          </table:table-cell>
          <table:table-cell table:formula="of:=([.B11]+[.C11])/[.B10]-1" office:value-type="float" office:value="-0.0426621525150579" calcext:value-type="float">
            <text:p>-0.042662152515058</text:p>
          </table:table-cell>
          <table:table-cell office:value-type="float" office:value="192.9057" calcext:value-type="float">
            <text:p>192.9057</text:p>
          </table:table-cell>
          <table:table-cell office:value-type="float" office:value="1.0784" calcext:value-type="float">
            <text:p>1.0784</text:p>
          </table:table-cell>
          <table:table-cell table:formula="of:=([.F11]+[.E11])/[.E10]-1" office:value-type="float" office:value="0.00910715827738562" calcext:value-type="float">
            <text:p>0.009107158277386</text:p>
          </table:table-cell>
          <table:table-cell table:number-columns-repeated="2"/>
        </table:table-row>
        <table:table-row table:style-name="ro1">
          <table:table-cell office:value-type="float" office:value="201607" calcext:value-type="float">
            <text:p>201607</text:p>
          </table:table-cell>
          <table:table-cell office:value-type="float" office:value="24.4121" calcext:value-type="float">
            <text:p>24.4121</text:p>
          </table:table-cell>
          <table:table-cell office:value-type="float" office:value="0" calcext:value-type="float">
            <text:p>0</text:p>
          </table:table-cell>
          <table:table-cell table:formula="of:=([.B12]+[.C12])/[.B11]-1" office:value-type="float" office:value="0.0900643444324873" calcext:value-type="float">
            <text:p>0.090064344432487</text:p>
          </table:table-cell>
          <table:table-cell office:value-type="float" office:value="199.9412" calcext:value-type="float">
            <text:p>199.9412</text:p>
          </table:table-cell>
          <table:table-cell office:value-type="float" office:value="0" calcext:value-type="float">
            <text:p>0</text:p>
          </table:table-cell>
          <table:table-cell table:formula="of:=([.F12]+[.E12])/[.E11]-1" office:value-type="float" office:value="0.0364711877357695" calcext:value-type="float">
            <text:p>0.03647118773577</text:p>
          </table:table-cell>
          <table:table-cell table:number-columns-repeated="2"/>
        </table:table-row>
        <table:table-row table:style-name="ro1">
          <table:table-cell office:value-type="float" office:value="201608" calcext:value-type="float">
            <text:p>201608</text:p>
          </table:table-cell>
          <table:table-cell office:value-type="float" office:value="24.9887" calcext:value-type="float">
            <text:p>24.9887</text:p>
          </table:table-cell>
          <table:table-cell office:value-type="float" office:value="0.57" calcext:value-type="float">
            <text:p>0.57</text:p>
          </table:table-cell>
          <table:table-cell table:formula="of:=([.B13]+[.C13])/[.B12]-1" office:value-type="float" office:value="0.0469685115168299" calcext:value-type="float">
            <text:p>0.04696851151683</text:p>
          </table:table-cell>
          <table:table-cell office:value-type="float" office:value="200.1806" calcext:value-type="float">
            <text:p>200.1806</text:p>
          </table:table-cell>
          <table:table-cell office:value-type="float" office:value="0" calcext:value-type="float">
            <text:p>0</text:p>
          </table:table-cell>
          <table:table-cell table:formula="of:=([.F13]+[.E13])/[.E12]-1" office:value-type="float" office:value="0.00119735202149429" calcext:value-type="float">
            <text:p>0.001197352021494</text:p>
          </table:table-cell>
          <table:table-cell table:number-columns-repeated="2"/>
        </table:table-row>
        <table:table-row table:style-name="ro1">
          <table:table-cell office:value-type="float" office:value="201609" calcext:value-type="float">
            <text:p>201609</text:p>
          </table:table-cell>
          <table:table-cell office:value-type="float" office:value="26.6255" calcext:value-type="float">
            <text:p>26.6255</text:p>
          </table:table-cell>
          <table:table-cell office:value-type="float" office:value="0" calcext:value-type="float">
            <text:p>0</text:p>
          </table:table-cell>
          <table:table-cell table:formula="of:=([.B14]+[.C14])/[.B13]-1" office:value-type="float" office:value="0.0655016067262402" calcext:value-type="float">
            <text:p>0.06550160672624</text:p>
          </table:table-cell>
          <table:table-cell office:value-type="float" office:value="200.1962" calcext:value-type="float">
            <text:p>200.1962</text:p>
          </table:table-cell>
          <table:table-cell office:value-type="float" office:value="1.0821" calcext:value-type="float">
            <text:p>1.0821</text:p>
          </table:table-cell>
          <table:table-cell table:formula="of:=([.F14]+[.E14])/[.E13]-1" office:value-type="float" office:value="0.00548354835583464" calcext:value-type="float">
            <text:p>0.005483548355835</text:p>
          </table:table-cell>
          <table:table-cell table:number-columns-repeated="2"/>
        </table:table-row>
        <table:table-row table:style-name="ro1">
          <table:table-cell office:value-type="float" office:value="201610" calcext:value-type="float">
            <text:p>201610</text:p>
          </table:table-cell>
          <table:table-cell office:value-type="float" office:value="26.7409" calcext:value-type="float">
            <text:p>26.7409</text:p>
          </table:table-cell>
          <table:table-cell office:value-type="float" office:value="0" calcext:value-type="float">
            <text:p>0</text:p>
          </table:table-cell>
          <table:table-cell table:formula="of:=([.B15]+[.C15])/[.B14]-1" office:value-type="float" office:value="0.00433419090721299" calcext:value-type="float">
            <text:p>0.004334190907213</text:p>
          </table:table-cell>
          <table:table-cell office:value-type="float" office:value="196.7254" calcext:value-type="float">
            <text:p>196.7254</text:p>
          </table:table-cell>
          <table:table-cell office:value-type="float" office:value="0" calcext:value-type="float">
            <text:p>0</text:p>
          </table:table-cell>
          <table:table-cell table:formula="of:=([.F15]+[.E15])/[.E14]-1" office:value-type="float" office:value="-0.0173369924104453" calcext:value-type="float">
            <text:p>-0.017336992410445</text:p>
          </table:table-cell>
          <table:table-cell table:number-columns-repeated="2"/>
        </table:table-row>
        <table:table-row table:style-name="ro1">
          <table:table-cell office:value-type="float" office:value="201611" calcext:value-type="float">
            <text:p>201611</text:p>
          </table:table-cell>
          <table:table-cell office:value-type="float" office:value="26.1647" calcext:value-type="float">
            <text:p>26.1647</text:p>
          </table:table-cell>
          <table:table-cell office:value-type="float" office:value="0.57" calcext:value-type="float">
            <text:p>0.57</text:p>
          </table:table-cell>
          <table:table-cell table:formula="of:=([.B16]+[.C16])/[.B15]-1" office:value-type="float" office:value="-0.000231854574827328" calcext:value-type="float">
            <text:p>-0.000231854574827</text:p>
          </table:table-cell>
          <table:table-cell office:value-type="float" office:value="203.9725" calcext:value-type="float">
            <text:p>203.9725</text:p>
          </table:table-cell>
          <table:table-cell office:value-type="float" office:value="0" calcext:value-type="float">
            <text:p>0</text:p>
          </table:table-cell>
          <table:table-cell table:formula="of:=([.F16]+[.E16])/[.E15]-1" office:value-type="float" office:value="0.0368386593698626" calcext:value-type="float">
            <text:p>0.036838659369863</text:p>
          </table:table-cell>
          <table:table-cell table:number-columns-repeated="2"/>
        </table:table-row>
        <table:table-row table:style-name="ro1">
          <table:table-cell office:value-type="float" office:value="201612" calcext:value-type="float">
            <text:p>201612</text:p>
          </table:table-cell>
          <table:table-cell office:value-type="float" office:value="27.4195" calcext:value-type="float">
            <text:p>27.4195</text:p>
          </table:table-cell>
          <table:table-cell office:value-type="float" office:value="0" calcext:value-type="float">
            <text:p>0</text:p>
          </table:table-cell>
          <table:table-cell table:formula="of:=([.B17]+[.C17])/[.B16]-1" office:value-type="float" office:value="0.0479577445948167" calcext:value-type="float">
            <text:p>0.047957744594817</text:p>
          </table:table-cell>
          <table:table-cell office:value-type="float" office:value="208.1097" calcext:value-type="float">
            <text:p>208.1097</text:p>
          </table:table-cell>
          <table:table-cell office:value-type="float" office:value="1.3289" calcext:value-type="float">
            <text:p>1.3289</text:p>
          </table:table-cell>
          <table:table-cell table:formula="of:=([.F17]+[.E17])/[.E16]-1" office:value-type="float" office:value="0.0267982203483312" calcext:value-type="float">
            <text:p>0.026798220348331</text:p>
          </table:table-cell>
          <table:table-cell table:number-columns-repeated="2"/>
        </table:table-row>
        <table:table-row table:style-name="ro1">
          <table:table-cell office:value-type="float" office:value="201701" calcext:value-type="float">
            <text:p>201701</text:p>
          </table:table-cell>
          <table:table-cell office:value-type="float" office:value="28.7287" calcext:value-type="float">
            <text:p>28.7287</text:p>
          </table:table-cell>
          <table:table-cell office:value-type="float" office:value="0" calcext:value-type="float">
            <text:p>0</text:p>
          </table:table-cell>
          <table:table-cell table:formula="of:=([.B18]+[.C18])/[.B17]-1" office:value-type="float" office:value="0.0477470413391929" calcext:value-type="float">
            <text:p>0.047747041339193</text:p>
          </table:table-cell>
          <table:table-cell office:value-type="float" office:value="211.8337" calcext:value-type="float">
            <text:p>211.8337</text:p>
          </table:table-cell>
          <table:table-cell office:value-type="float" office:value="0" calcext:value-type="float">
            <text:p>0</text:p>
          </table:table-cell>
          <table:table-cell table:formula="of:=([.F18]+[.E18])/[.E17]-1" office:value-type="float" office:value="0.0178944085739396" calcext:value-type="float">
            <text:p>0.01789440857394</text:p>
          </table:table-cell>
          <table:table-cell table:number-columns-repeated="2"/>
        </table:table-row>
        <table:table-row table:style-name="ro1">
          <table:table-cell office:value-type="float" office:value="201702" calcext:value-type="float">
            <text:p>201702</text:p>
          </table:table-cell>
          <table:table-cell office:value-type="float" office:value="32.5709" calcext:value-type="float">
            <text:p>32.5709</text:p>
          </table:table-cell>
          <table:table-cell office:value-type="float" office:value="0.57" calcext:value-type="float">
            <text:p>0.57</text:p>
          </table:table-cell>
          <table:table-cell table:formula="of:=([.B19]+[.C19])/[.B18]-1" office:value-type="float" office:value="0.153581610027603" calcext:value-type="float">
            <text:p>0.153581610027603</text:p>
          </table:table-cell>
          <table:table-cell office:value-type="float" office:value="220.157" calcext:value-type="float">
            <text:p>220.157</text:p>
          </table:table-cell>
          <table:table-cell office:value-type="float" office:value="0" calcext:value-type="float">
            <text:p>0</text:p>
          </table:table-cell>
          <table:table-cell table:formula="of:=([.F19]+[.E19])/[.E18]-1" office:value-type="float" office:value="0.0392916707775959" calcext:value-type="float">
            <text:p>0.039291670777596</text:p>
          </table:table-cell>
          <table:table-cell table:number-columns-repeated="2"/>
        </table:table-row>
        <table:table-row table:style-name="ro1">
          <table:table-cell office:value-type="float" office:value="201703" calcext:value-type="float">
            <text:p>201703</text:p>
          </table:table-cell>
          <table:table-cell office:value-type="float" office:value="34.1568" calcext:value-type="float">
            <text:p>34.1568</text:p>
          </table:table-cell>
          <table:table-cell office:value-type="float" office:value="0" calcext:value-type="float">
            <text:p>0</text:p>
          </table:table-cell>
          <table:table-cell table:formula="of:=([.B20]+[.C20])/[.B19]-1" office:value-type="float" office:value="0.0486907024368377" calcext:value-type="float">
            <text:p>0.048690702436838</text:p>
          </table:table-cell>
          <table:table-cell office:value-type="float" office:value="220.434" calcext:value-type="float">
            <text:p>220.434</text:p>
          </table:table-cell>
          <table:table-cell office:value-type="float" office:value="1.0331" calcext:value-type="float">
            <text:p>1.0331</text:p>
          </table:table-cell>
          <table:table-cell table:formula="of:=([.F20]+[.E20])/[.E19]-1" office:value-type="float" office:value="0.00595075332603545" calcext:value-type="float">
            <text:p>0.005950753326035</text:p>
          </table:table-cell>
          <table:table-cell table:number-columns-repeated="2"/>
        </table:table-row>
        <table:table-row table:style-name="ro1">
          <table:table-cell office:value-type="float" office:value="201704" calcext:value-type="float">
            <text:p>201704</text:p>
          </table:table-cell>
          <table:table-cell office:value-type="float" office:value="34.1544" calcext:value-type="float">
            <text:p>34.1544</text:p>
          </table:table-cell>
          <table:table-cell office:value-type="float" office:value="0" calcext:value-type="float">
            <text:p>0</text:p>
          </table:table-cell>
          <table:table-cell table:formula="of:=([.B21]+[.C21])/[.B20]-1" office:value-type="float" office:value="-0.0000702641933668646" calcext:value-type="float">
            <text:p>-7.02641933668646E-05</text:p>
          </table:table-cell>
          <table:table-cell office:value-type="float" office:value="222.6221" calcext:value-type="float">
            <text:p>222.6221</text:p>
          </table:table-cell>
          <table:table-cell office:value-type="float" office:value="0" calcext:value-type="float">
            <text:p>0</text:p>
          </table:table-cell>
          <table:table-cell table:formula="of:=([.F21]+[.E21])/[.E20]-1" office:value-type="float" office:value="0.00992632715461306" calcext:value-type="float">
            <text:p>0.009926327154613</text:p>
          </table:table-cell>
          <table:table-cell table:number-columns-repeated="2"/>
        </table:table-row>
        <table:table-row table:style-name="ro1">
          <table:table-cell office:value-type="float" office:value="201705" calcext:value-type="float">
            <text:p>201705</text:p>
          </table:table-cell>
          <table:table-cell office:value-type="float" office:value="36.469" calcext:value-type="float">
            <text:p>36.469</text:p>
          </table:table-cell>
          <table:table-cell office:value-type="float" office:value="0.63" calcext:value-type="float">
            <text:p>0.63</text:p>
          </table:table-cell>
          <table:table-cell table:formula="of:=([.B22]+[.C22])/[.B21]-1" office:value-type="float" office:value="0.0862143676949383" calcext:value-type="float">
            <text:p>0.086214367694938</text:p>
          </table:table-cell>
          <table:table-cell office:value-type="float" office:value="225.7639" calcext:value-type="float">
            <text:p>225.7639</text:p>
          </table:table-cell>
          <table:table-cell office:value-type="float" office:value="0" calcext:value-type="float">
            <text:p>0</text:p>
          </table:table-cell>
          <table:table-cell table:formula="of:=([.F22]+[.E22])/[.E21]-1" office:value-type="float" office:value="0.01411270489318" calcext:value-type="float">
            <text:p>0.01411270489318</text:p>
          </table:table-cell>
          <table:table-cell table:number-columns-repeated="2"/>
        </table:table-row>
        <table:table-row table:style-name="ro1">
          <table:table-cell office:value-type="float" office:value="201706" calcext:value-type="float">
            <text:p>201706</text:p>
          </table:table-cell>
          <table:table-cell office:value-type="float" office:value="34.3825" calcext:value-type="float">
            <text:p>34.3825</text:p>
          </table:table-cell>
          <table:table-cell office:value-type="float" office:value="0" calcext:value-type="float">
            <text:p>0</text:p>
          </table:table-cell>
          <table:table-cell table:formula="of:=([.B23]+[.C23])/[.B22]-1" office:value-type="float" office:value="-0.0572129754037676" calcext:value-type="float">
            <text:p>-0.057212975403768</text:p>
          </table:table-cell>
          <table:table-cell office:value-type="float" office:value="227.203" calcext:value-type="float">
            <text:p>227.203</text:p>
          </table:table-cell>
          <table:table-cell office:value-type="float" office:value="1.1831" calcext:value-type="float">
            <text:p>1.1831</text:p>
          </table:table-cell>
          <table:table-cell table:formula="of:=([.F23]+[.E23])/[.E22]-1" office:value-type="float" office:value="0.0116147887239721" calcext:value-type="float">
            <text:p>0.011614788723972</text:p>
          </table:table-cell>
          <table:table-cell table:number-columns-repeated="2"/>
        </table:table-row>
        <table:table-row table:style-name="ro1">
          <table:table-cell office:value-type="float" office:value="201707" calcext:value-type="float">
            <text:p>201707</text:p>
          </table:table-cell>
          <table:table-cell office:value-type="float" office:value="35.5069" calcext:value-type="float">
            <text:p>35.5069</text:p>
          </table:table-cell>
          <table:table-cell office:value-type="float" office:value="0" calcext:value-type="float">
            <text:p>0</text:p>
          </table:table-cell>
          <table:table-cell table:formula="of:=([.B24]+[.C24])/[.B23]-1" office:value-type="float" office:value="0.0327026830509707" calcext:value-type="float">
            <text:p>0.032702683050971</text:p>
          </table:table-cell>
          <table:table-cell office:value-type="float" office:value="231.873" calcext:value-type="float">
            <text:p>231.873</text:p>
          </table:table-cell>
          <table:table-cell office:value-type="float" office:value="0" calcext:value-type="float">
            <text:p>0</text:p>
          </table:table-cell>
          <table:table-cell table:formula="of:=([.F24]+[.E24])/[.E23]-1" office:value-type="float" office:value="0.0205543060610995" calcext:value-type="float">
            <text:p>0.0205543060611</text:p>
          </table:table-cell>
          <table:table-cell table:number-columns-repeated="2"/>
        </table:table-row>
        <table:table-row table:style-name="ro1">
          <table:table-cell office:value-type="float" office:value="201708" calcext:value-type="float">
            <text:p>201708</text:p>
          </table:table-cell>
          <table:table-cell office:value-type="float" office:value="39.3112" calcext:value-type="float">
            <text:p>39.3112</text:p>
          </table:table-cell>
          <table:table-cell office:value-type="float" office:value="0.63" calcext:value-type="float">
            <text:p>0.63</text:p>
          </table:table-cell>
          <table:table-cell table:formula="of:=([.B25]+[.C25])/[.B24]-1" office:value-type="float" office:value="0.12488558561857" calcext:value-type="float">
            <text:p>0.12488558561857</text:p>
          </table:table-cell>
          <table:table-cell office:value-type="float" office:value="232.5495" calcext:value-type="float">
            <text:p>232.5495</text:p>
          </table:table-cell>
          <table:table-cell office:value-type="float" office:value="0" calcext:value-type="float">
            <text:p>0</text:p>
          </table:table-cell>
          <table:table-cell table:formula="of:=([.F25]+[.E25])/[.E24]-1" office:value-type="float" office:value="0.00291754538044531" calcext:value-type="float">
            <text:p>0.002917545380445</text:p>
          </table:table-cell>
          <table:table-cell table:number-columns-repeated="2"/>
        </table:table-row>
        <table:table-row table:style-name="ro1">
          <table:table-cell office:value-type="float" office:value="201709" calcext:value-type="float">
            <text:p>201709</text:p>
          </table:table-cell>
          <table:table-cell office:value-type="float" office:value="36.943" calcext:value-type="float">
            <text:p>36.943</text:p>
          </table:table-cell>
          <table:table-cell office:value-type="float" office:value="0" calcext:value-type="float">
            <text:p>0</text:p>
          </table:table-cell>
          <table:table-cell table:formula="of:=([.B26]+[.C26])/[.B25]-1" office:value-type="float" office:value="-0.060242373674678" calcext:value-type="float">
            <text:p>-0.060242373674678</text:p>
          </table:table-cell>
          <table:table-cell office:value-type="float" office:value="237.2333" calcext:value-type="float">
            <text:p>237.2333</text:p>
          </table:table-cell>
          <table:table-cell office:value-type="float" office:value="1.2346" calcext:value-type="float">
            <text:p>1.2346</text:p>
          </table:table-cell>
          <table:table-cell table:formula="of:=([.F26]+[.E26])/[.E25]-1" office:value-type="float" office:value="0.0254500654699323" calcext:value-type="float">
            <text:p>0.025450065469932</text:p>
          </table:table-cell>
          <table:table-cell table:number-columns-repeated="2"/>
        </table:table-row>
        <table:table-row table:style-name="ro1">
          <table:table-cell office:value-type="float" office:value="201710" calcext:value-type="float">
            <text:p>201710</text:p>
          </table:table-cell>
          <table:table-cell office:value-type="float" office:value="40.5193" calcext:value-type="float">
            <text:p>40.5193</text:p>
          </table:table-cell>
          <table:table-cell office:value-type="float" office:value="0" calcext:value-type="float">
            <text:p>0</text:p>
          </table:table-cell>
          <table:table-cell table:formula="of:=([.B27]+[.C27])/[.B26]-1" office:value-type="float" office:value="0.0968058901551039" calcext:value-type="float">
            <text:p>0.096805890155104</text:p>
          </table:table-cell>
          <table:table-cell office:value-type="float" office:value="242.8234" calcext:value-type="float">
            <text:p>242.8234</text:p>
          </table:table-cell>
          <table:table-cell office:value-type="float" office:value="0" calcext:value-type="float">
            <text:p>0</text:p>
          </table:table-cell>
          <table:table-cell table:formula="of:=([.F27]+[.E27])/[.E26]-1" office:value-type="float" office:value="0.0235637239797279" calcext:value-type="float">
            <text:p>0.023563723979728</text:p>
          </table:table-cell>
          <table:table-cell table:number-columns-repeated="2"/>
        </table:table-row>
        <table:table-row table:style-name="ro1">
          <table:table-cell office:value-type="float" office:value="201711" calcext:value-type="float">
            <text:p>201711</text:p>
          </table:table-cell>
          <table:table-cell office:value-type="float" office:value="41.3415" calcext:value-type="float">
            <text:p>41.3415</text:p>
          </table:table-cell>
          <table:table-cell office:value-type="float" office:value="0.63" calcext:value-type="float">
            <text:p>0.63</text:p>
          </table:table-cell>
          <table:table-cell table:formula="of:=([.B28]+[.C28])/[.B27]-1" office:value-type="float" office:value="0.0358397109525586" calcext:value-type="float">
            <text:p>0.035839710952559</text:p>
          </table:table-cell>
          <table:table-cell office:value-type="float" office:value="250.2455" calcext:value-type="float">
            <text:p>250.2455</text:p>
          </table:table-cell>
          <table:table-cell office:value-type="float" office:value="0" calcext:value-type="float">
            <text:p>0</text:p>
          </table:table-cell>
          <table:table-cell table:formula="of:=([.F28]+[.E28])/[.E27]-1" office:value-type="float" office:value="0.0305658350883811" calcext:value-type="float">
            <text:p>0.030565835088381</text:p>
          </table:table-cell>
          <table:table-cell table:number-columns-repeated="2"/>
        </table:table-row>
        <table:table-row table:style-name="ro1">
          <table:table-cell office:value-type="float" office:value="201712" calcext:value-type="float">
            <text:p>201712</text:p>
          </table:table-cell>
          <table:table-cell office:value-type="float" office:value="40.7112" calcext:value-type="float">
            <text:p>40.7112</text:p>
          </table:table-cell>
          <table:table-cell office:value-type="float" office:value="0" calcext:value-type="float">
            <text:p>0</text:p>
          </table:table-cell>
          <table:table-cell table:formula="of:=([.B29]+[.C29])/[.B28]-1" office:value-type="float" office:value="-0.0152461811980699" calcext:value-type="float">
            <text:p>-0.01524618119807</text:p>
          </table:table-cell>
          <table:table-cell office:value-type="float" office:value="253.2702" calcext:value-type="float">
            <text:p>253.2702</text:p>
          </table:table-cell>
          <table:table-cell office:value-type="float" office:value="1.3513" calcext:value-type="float">
            <text:p>1.3513</text:p>
          </table:table-cell>
          <table:table-cell table:formula="of:=([.F29]+[.E29])/[.E28]-1" office:value-type="float" office:value="0.0174868279349678" calcext:value-type="float">
            <text:p>0.017486827934968</text:p>
          </table:table-cell>
          <table:table-cell table:number-columns-repeated="2"/>
        </table:table-row>
        <table:table-row table:style-name="ro1">
          <table:table-cell office:value-type="float" office:value="201801" calcext:value-type="float">
            <text:p>201801</text:p>
          </table:table-cell>
          <table:table-cell office:value-type="float" office:value="40.2781" calcext:value-type="float">
            <text:p>40.2781</text:p>
          </table:table-cell>
          <table:table-cell office:value-type="float" office:value="0" calcext:value-type="float">
            <text:p>0</text:p>
          </table:table-cell>
          <table:table-cell table:formula="of:=([.B30]+[.C30])/[.B29]-1" office:value-type="float" office:value="-0.0106383501346066" calcext:value-type="float">
            <text:p>-0.010638350134607</text:p>
          </table:table-cell>
          <table:table-cell office:value-type="float" office:value="267.5443" calcext:value-type="float">
            <text:p>267.5443</text:p>
          </table:table-cell>
          <table:table-cell office:value-type="float" office:value="0" calcext:value-type="float">
            <text:p>0</text:p>
          </table:table-cell>
          <table:table-cell table:formula="of:=([.F30]+[.E30])/[.E29]-1" office:value-type="float" office:value="0.0563591768790803" calcext:value-type="float">
            <text:p>0.05635917687908</text:p>
          </table:table-cell>
          <table:table-cell table:number-columns-repeated="2"/>
        </table:table-row>
        <table:table-row table:style-name="ro1">
          <table:table-cell office:value-type="float" office:value="201802" calcext:value-type="float">
            <text:p>201802</text:p>
          </table:table-cell>
          <table:table-cell office:value-type="float" office:value="43.0224" calcext:value-type="float">
            <text:p>43.0224</text:p>
          </table:table-cell>
          <table:table-cell office:value-type="float" office:value="0.63" calcext:value-type="float">
            <text:p>0.63</text:p>
          </table:table-cell>
          <table:table-cell table:formula="of:=([.B31]+[.C31])/[.B30]-1" office:value-type="float" office:value="0.0837750539374995" calcext:value-type="float">
            <text:p>0.0837750539375</text:p>
          </table:table-cell>
          <table:table-cell office:value-type="float" office:value="257.8163" calcext:value-type="float">
            <text:p>257.8163</text:p>
          </table:table-cell>
          <table:table-cell office:value-type="float" office:value="0" calcext:value-type="float">
            <text:p>0</text:p>
          </table:table-cell>
          <table:table-cell table:formula="of:=([.F31]+[.E31])/[.E30]-1" office:value-type="float" office:value="-0.0363603335970903" calcext:value-type="float">
            <text:p>-0.03636033359709</text:p>
          </table:table-cell>
          <table:table-cell table:number-columns-repeated="2"/>
        </table:table-row>
        <table:table-row table:style-name="ro1">
          <table:table-cell office:value-type="float" office:value="201803" calcext:value-type="float">
            <text:p>201803</text:p>
          </table:table-cell>
          <table:table-cell office:value-type="float" office:value="40.5249" calcext:value-type="float">
            <text:p>40.5249</text:p>
          </table:table-cell>
          <table:table-cell office:value-type="float" office:value="0" calcext:value-type="float">
            <text:p>0</text:p>
          </table:table-cell>
          <table:table-cell table:formula="of:=([.B32]+[.C32])/[.B31]-1" office:value-type="float" office:value="-0.0580511547472943" calcext:value-type="float">
            <text:p>-0.058051154747294</text:p>
          </table:table-cell>
          <table:table-cell office:value-type="float" office:value="250.7481" calcext:value-type="float">
            <text:p>250.7481</text:p>
          </table:table-cell>
          <table:table-cell office:value-type="float" office:value="1.0968" calcext:value-type="float">
            <text:p>1.0968</text:p>
          </table:table-cell>
          <table:table-cell table:formula="of:=([.F32]+[.E32])/[.E31]-1" office:value-type="float" office:value="-0.0231614525536206" calcext:value-type="float">
            <text:p>-0.023161452553621</text:p>
          </table:table-cell>
          <table:table-cell table:number-columns-repeated="2"/>
        </table:table-row>
        <table:table-row table:style-name="ro1">
          <table:table-cell office:value-type="float" office:value="201804" calcext:value-type="float">
            <text:p>201804</text:p>
          </table:table-cell>
          <table:table-cell office:value-type="float" office:value="39.9162" calcext:value-type="float">
            <text:p>39.9162</text:p>
          </table:table-cell>
          <table:table-cell office:value-type="float" office:value="0" calcext:value-type="float">
            <text:p>0</text:p>
          </table:table-cell>
          <table:table-cell table:formula="of:=([.B33]+[.C33])/[.B32]-1" office:value-type="float" office:value="-0.0150203948683402" calcext:value-type="float">
            <text:p>-0.01502039486834</text:p>
          </table:table-cell>
          <table:table-cell office:value-type="float" office:value="252.044" calcext:value-type="float">
            <text:p>252.044</text:p>
          </table:table-cell>
          <table:table-cell office:value-type="float" office:value="0" calcext:value-type="float">
            <text:p>0</text:p>
          </table:table-cell>
          <table:table-cell table:formula="of:=([.F33]+[.E33])/[.E32]-1" office:value-type="float" office:value="0.00516813487320555" calcext:value-type="float">
            <text:p>0.005168134873206</text:p>
          </table:table-cell>
          <table:table-cell table:number-columns-repeated="2"/>
        </table:table-row>
        <table:table-row table:style-name="ro1">
          <table:table-cell office:value-type="float" office:value="201805" calcext:value-type="float">
            <text:p>201805</text:p>
          </table:table-cell>
          <table:table-cell office:value-type="float" office:value="45.3106" calcext:value-type="float">
            <text:p>45.3106</text:p>
          </table:table-cell>
          <table:table-cell office:value-type="float" office:value="0.73" calcext:value-type="float">
            <text:p>0.73</text:p>
          </table:table-cell>
          <table:table-cell table:formula="of:=([.B34]+[.C34])/[.B33]-1" office:value-type="float" office:value="0.153431438864421" calcext:value-type="float">
            <text:p>0.153431438864421</text:p>
          </table:table-cell>
          <table:table-cell office:value-type="float" office:value="258.171" calcext:value-type="float">
            <text:p>258.171</text:p>
          </table:table-cell>
          <table:table-cell office:value-type="float" office:value="0" calcext:value-type="float">
            <text:p>0</text:p>
          </table:table-cell>
          <table:table-cell table:formula="of:=([.F34]+[.E34])/[.E33]-1" office:value-type="float" office:value="0.0243092475916902" calcext:value-type="float">
            <text:p>0.02430924759169</text:p>
          </table:table-cell>
          <table:table-cell table:number-columns-repeated="2"/>
        </table:table-row>
        <table:table-row table:style-name="ro1">
          <table:table-cell office:value-type="float" office:value="201806" calcext:value-type="float">
            <text:p>201806</text:p>
          </table:table-cell>
          <table:table-cell office:value-type="float" office:value="44.8838" calcext:value-type="float">
            <text:p>44.8838</text:p>
          </table:table-cell>
          <table:table-cell office:value-type="float" office:value="0" calcext:value-type="float">
            <text:p>0</text:p>
          </table:table-cell>
          <table:table-cell table:formula="of:=([.B35]+[.C35])/[.B34]-1" office:value-type="float" office:value="-0.00941942944917962" calcext:value-type="float">
            <text:p>-0.00941942944918</text:p>
          </table:table-cell>
          <table:table-cell office:value-type="float" office:value="259.6568" calcext:value-type="float">
            <text:p>259.6568</text:p>
          </table:table-cell>
          <table:table-cell office:value-type="float" office:value="1.2456" calcext:value-type="float">
            <text:p>1.2456</text:p>
          </table:table-cell>
          <table:table-cell table:formula="of:=([.F35]+[.E35])/[.E34]-1" office:value-type="float" office:value="0.0105798095061025" calcext:value-type="float">
            <text:p>0.010579809506103</text:p>
          </table:table-cell>
          <table:table-cell table:number-columns-repeated="2"/>
        </table:table-row>
        <table:table-row table:style-name="ro1">
          <table:table-cell office:value-type="float" office:value="201807" calcext:value-type="float">
            <text:p>201807</text:p>
          </table:table-cell>
          <table:table-cell office:value-type="float" office:value="46.1398" calcext:value-type="float">
            <text:p>46.1398</text:p>
          </table:table-cell>
          <table:table-cell office:value-type="float" office:value="0" calcext:value-type="float">
            <text:p>0</text:p>
          </table:table-cell>
          <table:table-cell table:formula="of:=([.B36]+[.C36])/[.B35]-1" office:value-type="float" office:value="0.0279833703919901" calcext:value-type="float">
            <text:p>0.02798337039199</text:p>
          </table:table-cell>
          <table:table-cell office:value-type="float" office:value="269.2762" calcext:value-type="float">
            <text:p>269.2762</text:p>
          </table:table-cell>
          <table:table-cell office:value-type="float" office:value="0" calcext:value-type="float">
            <text:p>0</text:p>
          </table:table-cell>
          <table:table-cell table:formula="of:=([.F36]+[.E36])/[.E35]-1" office:value-type="float" office:value="0.0370465938115236" calcext:value-type="float">
            <text:p>0.037046593811524</text:p>
          </table:table-cell>
          <table:table-cell table:number-columns-repeated="2"/>
        </table:table-row>
        <table:table-row table:style-name="ro1">
          <table:table-cell office:value-type="float" office:value="201808" calcext:value-type="float">
            <text:p>201808</text:p>
          </table:table-cell>
          <table:table-cell office:value-type="float" office:value="55.3878" calcext:value-type="float">
            <text:p>55.3878</text:p>
          </table:table-cell>
          <table:table-cell office:value-type="float" office:value="0.73" calcext:value-type="float">
            <text:p>0.73</text:p>
          </table:table-cell>
          <table:table-cell table:formula="of:=([.B37]+[.C37])/[.B36]-1" office:value-type="float" office:value="0.216255813852682" calcext:value-type="float">
            <text:p>0.216255813852682</text:p>
          </table:table-cell>
          <table:table-cell office:value-type="float" office:value="277.8714" calcext:value-type="float">
            <text:p>277.8714</text:p>
          </table:table-cell>
          <table:table-cell office:value-type="float" office:value="0" calcext:value-type="float">
            <text:p>0</text:p>
          </table:table-cell>
          <table:table-cell table:formula="of:=([.F37]+[.E37])/[.E36]-1" office:value-type="float" office:value="0.0319196423597776" calcext:value-type="float">
            <text:p>0.031919642359778</text:p>
          </table:table-cell>
          <table:table-cell table:number-columns-repeated="2"/>
        </table:table-row>
        <table:table-row table:style-name="ro1">
          <table:table-cell office:value-type="float" office:value="201809" calcext:value-type="float">
            <text:p>201809</text:p>
          </table:table-cell>
          <table:table-cell office:value-type="float" office:value="54.9279" calcext:value-type="float">
            <text:p>54.9279</text:p>
          </table:table-cell>
          <table:table-cell office:value-type="float" office:value="0" calcext:value-type="float">
            <text:p>0</text:p>
          </table:table-cell>
          <table:table-cell table:formula="of:=([.B38]+[.C38])/[.B37]-1" office:value-type="float" office:value="-0.00830327256182761" calcext:value-type="float">
            <text:p>-0.008303272561828</text:p>
          </table:table-cell>
          <table:table-cell office:value-type="float" office:value="279.5243" calcext:value-type="float">
            <text:p>279.5243</text:p>
          </table:table-cell>
          <table:table-cell office:value-type="float" office:value="1.3226" calcext:value-type="float">
            <text:p>1.3226</text:p>
          </table:table-cell>
          <table:table-cell table:formula="of:=([.F38]+[.E38])/[.E37]-1" office:value-type="float" office:value="0.0107081909113353" calcext:value-type="float">
            <text:p>0.010708190911335</text:p>
          </table:table-cell>
          <table:table-cell table:number-columns-repeated="2"/>
        </table:table-row>
        <table:table-row table:style-name="ro1">
          <table:table-cell office:value-type="float" office:value="201810" calcext:value-type="float">
            <text:p>201810</text:p>
          </table:table-cell>
          <table:table-cell office:value-type="float" office:value="53.2539" calcext:value-type="float">
            <text:p>53.2539</text:p>
          </table:table-cell>
          <table:table-cell office:value-type="float" office:value="0" calcext:value-type="float">
            <text:p>0</text:p>
          </table:table-cell>
          <table:table-cell table:formula="of:=([.B39]+[.C39])/[.B38]-1" office:value-type="float" office:value="-0.0304763153151677" calcext:value-type="float">
            <text:p>-0.030476315315168</text:p>
          </table:table-cell>
          <table:table-cell office:value-type="float" office:value="260.208" calcext:value-type="float">
            <text:p>260.208</text:p>
          </table:table-cell>
          <table:table-cell office:value-type="float" office:value="0" calcext:value-type="float">
            <text:p>0</text:p>
          </table:table-cell>
          <table:table-cell table:formula="of:=([.F39]+[.E39])/[.E38]-1" office:value-type="float" office:value="-0.0691041887950349" calcext:value-type="float">
            <text:p>-0.069104188795035</text:p>
          </table:table-cell>
          <table:table-cell table:number-columns-repeated="2"/>
        </table:table-row>
        <table:table-row table:style-name="ro1">
          <table:table-cell office:value-type="float" office:value="201811" calcext:value-type="float">
            <text:p>201811</text:p>
          </table:table-cell>
          <table:table-cell office:value-type="float" office:value="43.6049" calcext:value-type="float">
            <text:p>43.6049</text:p>
          </table:table-cell>
          <table:table-cell office:value-type="float" office:value="0.73" calcext:value-type="float">
            <text:p>0.73</text:p>
          </table:table-cell>
          <table:table-cell table:formula="of:=([.B40]+[.C40])/[.B39]-1" office:value-type="float" office:value="-0.167480691554985" calcext:value-type="float">
            <text:p>-0.167480691554985</text:p>
          </table:table-cell>
          <table:table-cell office:value-type="float" office:value="265.0346" calcext:value-type="float">
            <text:p>265.0346</text:p>
          </table:table-cell>
          <table:table-cell office:value-type="float" office:value="0" calcext:value-type="float">
            <text:p>0</text:p>
          </table:table-cell>
          <table:table-cell table:formula="of:=([.F40]+[.E40])/[.E39]-1" office:value-type="float" office:value="0.0185490069482874" calcext:value-type="float">
            <text:p>0.018549006948288</text:p>
          </table:table-cell>
          <table:table-cell table:number-columns-repeated="2"/>
        </table:table-row>
        <table:table-row table:style-name="ro1">
          <table:table-cell office:value-type="float" office:value="201812" calcext:value-type="float">
            <text:p>201812</text:p>
          </table:table-cell>
          <table:table-cell office:value-type="float" office:value="38.5163" calcext:value-type="float">
            <text:p>38.5163</text:p>
          </table:table-cell>
          <table:table-cell office:value-type="float" office:value="0" calcext:value-type="float">
            <text:p>0</text:p>
          </table:table-cell>
          <table:table-cell table:formula="of:=([.B41]+[.C41])/[.B40]-1" office:value-type="float" office:value="-0.116697894044018" calcext:value-type="float">
            <text:p>-0.116697894044018</text:p>
          </table:table-cell>
          <table:table-cell office:value-type="float" office:value="241.7285" calcext:value-type="float">
            <text:p>241.7285</text:p>
          </table:table-cell>
          <table:table-cell office:value-type="float" office:value="1.4354" calcext:value-type="float">
            <text:p>1.4354</text:p>
          </table:table-cell>
          <table:table-cell table:formula="of:=([.F41]+[.E41])/[.E40]-1" office:value-type="float" office:value="-0.0825201690647185" calcext:value-type="float">
            <text:p>-0.082520169064719</text:p>
          </table:table-cell>
          <table:table-cell table:number-columns-repeated="2"/>
        </table:table-row>
        <table:table-row table:style-name="ro1">
          <table:table-cell office:value-type="float" office:value="201901" calcext:value-type="float">
            <text:p>201901</text:p>
          </table:table-cell>
          <table:table-cell office:value-type="float" office:value="40.6406" calcext:value-type="float">
            <text:p>40.6406</text:p>
          </table:table-cell>
          <table:table-cell office:value-type="float" office:value="0" calcext:value-type="float">
            <text:p>0</text:p>
          </table:table-cell>
          <table:table-cell table:formula="of:=([.B42]+[.C42])/[.B41]-1" office:value-type="float" office:value="0.0551532727702297" calcext:value-type="float">
            <text:p>0.05515327277023</text:p>
          </table:table-cell>
          <table:table-cell office:value-type="float" office:value="261.0826" calcext:value-type="float">
            <text:p>261.0826</text:p>
          </table:table-cell>
          <table:table-cell office:value-type="float" office:value="0" calcext:value-type="float">
            <text:p>0</text:p>
          </table:table-cell>
          <table:table-cell table:formula="of:=([.F42]+[.E42])/[.E41]-1" office:value-type="float" office:value="0.0800654453239895" calcext:value-type="float">
            <text:p>0.08006544532399</text:p>
          </table:table-cell>
          <table:table-cell table:number-columns-repeated="2"/>
        </table:table-row>
        <table:table-row table:style-name="ro1">
          <table:table-cell office:value-type="float" office:value="201902" calcext:value-type="float">
            <text:p>201902</text:p>
          </table:table-cell>
          <table:table-cell office:value-type="float" office:value="42.4602" calcext:value-type="float">
            <text:p>42.4602</text:p>
          </table:table-cell>
          <table:table-cell office:value-type="float" office:value="0.73" calcext:value-type="float">
            <text:p>0.73</text:p>
          </table:table-cell>
          <table:table-cell table:formula="of:=([.B43]+[.C43])/[.B42]-1" office:value-type="float" office:value="0.0627352942623878" calcext:value-type="float">
            <text:p>0.062735294262388</text:p>
          </table:table-cell>
          <table:table-cell office:value-type="float" office:value="269.5458" calcext:value-type="float">
            <text:p>269.5458</text:p>
          </table:table-cell>
          <table:table-cell office:value-type="float" office:value="0" calcext:value-type="float">
            <text:p>0</text:p>
          </table:table-cell>
          <table:table-cell table:formula="of:=([.F43]+[.E43])/[.E42]-1" office:value-type="float" office:value="0.0324157948480672" calcext:value-type="float">
            <text:p>0.032415794848067</text:p>
          </table:table-cell>
          <table:table-cell table:number-columns-repeated="2"/>
        </table:table-row>
        <table:table-row table:style-name="ro1">
          <table:table-cell office:value-type="float" office:value="201903" calcext:value-type="float">
            <text:p>201903</text:p>
          </table:table-cell>
          <table:table-cell office:value-type="float" office:value="46.5799" calcext:value-type="float">
            <text:p>46.5799</text:p>
          </table:table-cell>
          <table:table-cell office:value-type="float" office:value="0" calcext:value-type="float">
            <text:p>0</text:p>
          </table:table-cell>
          <table:table-cell table:formula="of:=([.B44]+[.C44])/[.B43]-1" office:value-type="float" office:value="0.0970249786859223" calcext:value-type="float">
            <text:p>0.097024978685922</text:p>
          </table:table-cell>
          <table:table-cell office:value-type="float" office:value="274.4189" calcext:value-type="float">
            <text:p>274.4189</text:p>
          </table:table-cell>
          <table:table-cell office:value-type="float" office:value="1.2331" calcext:value-type="float">
            <text:p>1.2331</text:p>
          </table:table-cell>
          <table:table-cell table:formula="of:=([.F44]+[.E44])/[.E43]-1" office:value-type="float" office:value="0.0226536640526396" calcext:value-type="float">
            <text:p>0.02265366405264</text:p>
          </table:table-cell>
          <table:table-cell table:number-columns-repeated="2"/>
        </table:table-row>
        <table:table-row table:style-name="ro1">
          <table:table-cell office:value-type="float" office:value="201904" calcext:value-type="float">
            <text:p>201904</text:p>
          </table:table-cell>
          <table:table-cell office:value-type="float" office:value="49.2087" calcext:value-type="float">
            <text:p>49.2087</text:p>
          </table:table-cell>
          <table:table-cell office:value-type="float" office:value="0" calcext:value-type="float">
            <text:p>0</text:p>
          </table:table-cell>
          <table:table-cell table:formula="of:=([.B45]+[.C45])/[.B44]-1" office:value-type="float" office:value="0.0564363598891366" calcext:value-type="float">
            <text:p>0.056436359889137</text:p>
          </table:table-cell>
          <table:table-cell office:value-type="float" office:value="285.6296" calcext:value-type="float">
            <text:p>285.6296</text:p>
          </table:table-cell>
          <table:table-cell office:value-type="float" office:value="0" calcext:value-type="float">
            <text:p>0</text:p>
          </table:table-cell>
          <table:table-cell table:formula="of:=([.F45]+[.E45])/[.E44]-1" office:value-type="float" office:value="0.0408525068790815" calcext:value-type="float">
            <text:p>0.040852506879082</text:p>
          </table:table-cell>
          <table:table-cell table:number-columns-repeated="2"/>
        </table:table-row>
        <table:table-row table:style-name="ro1">
          <table:table-cell office:value-type="float" office:value="201905" calcext:value-type="float">
            <text:p>201905</text:p>
          </table:table-cell>
          <table:table-cell office:value-type="float" office:value="43.0986" calcext:value-type="float">
            <text:p>43.0986</text:p>
          </table:table-cell>
          <table:table-cell office:value-type="float" office:value="0.77" calcext:value-type="float">
            <text:p>0.77</text:p>
          </table:table-cell>
          <table:table-cell table:formula="of:=([.B46]+[.C46])/[.B45]-1" office:value-type="float" office:value="-0.108519428475046" calcext:value-type="float">
            <text:p>-0.108519428475046</text:p>
          </table:table-cell>
          <table:table-cell office:value-type="float" office:value="267.4147" calcext:value-type="float">
            <text:p>267.4147</text:p>
          </table:table-cell>
          <table:table-cell office:value-type="float" office:value="0" calcext:value-type="float">
            <text:p>0</text:p>
          </table:table-cell>
          <table:table-cell table:formula="of:=([.F46]+[.E46])/[.E45]-1" office:value-type="float" office:value="-0.0637710517397356" calcext:value-type="float">
            <text:p>-0.063771051739736</text:p>
          </table:table-cell>
          <table:table-cell table:number-columns-repeated="2"/>
        </table:table-row>
        <table:table-row table:style-name="ro1">
          <table:table-cell office:value-type="float" office:value="201906" calcext:value-type="float">
            <text:p>201906</text:p>
          </table:table-cell>
          <table:table-cell office:value-type="float" office:value="48.7238" calcext:value-type="float">
            <text:p>48.7238</text:p>
          </table:table-cell>
          <table:table-cell office:value-type="float" office:value="0" calcext:value-type="float">
            <text:p>0</text:p>
          </table:table-cell>
          <table:table-cell table:formula="of:=([.B47]+[.C47])/[.B46]-1" office:value-type="float" office:value="0.130519320813205" calcext:value-type="float">
            <text:p>0.130519320813205</text:p>
          </table:table-cell>
          <table:table-cell office:value-type="float" office:value="286.0247" calcext:value-type="float">
            <text:p>286.0247</text:p>
          </table:table-cell>
          <table:table-cell office:value-type="float" office:value="1.4316" calcext:value-type="float">
            <text:p>1.4316</text:p>
          </table:table-cell>
          <table:table-cell table:formula="of:=([.F47]+[.E47])/[.E46]-1" office:value-type="float" office:value="0.0749457677532313" calcext:value-type="float">
            <text:p>0.074945767753231</text:p>
          </table:table-cell>
          <table:table-cell table:number-columns-repeated="2"/>
        </table:table-row>
        <table:table-row table:style-name="ro1">
          <table:table-cell office:value-type="float" office:value="201907" calcext:value-type="float">
            <text:p>201907</text:p>
          </table:table-cell>
          <table:table-cell office:value-type="float" office:value="52.4461" calcext:value-type="float">
            <text:p>52.4461</text:p>
          </table:table-cell>
          <table:table-cell office:value-type="float" office:value="0" calcext:value-type="float">
            <text:p>0</text:p>
          </table:table-cell>
          <table:table-cell table:formula="of:=([.B48]+[.C48])/[.B47]-1" office:value-type="float" office:value="0.0763959297099159" calcext:value-type="float">
            <text:p>0.076395929709916</text:p>
          </table:table-cell>
          <table:table-cell office:value-type="float" office:value="290.3493" calcext:value-type="float">
            <text:p>290.3493</text:p>
          </table:table-cell>
          <table:table-cell office:value-type="float" office:value="0" calcext:value-type="float">
            <text:p>0</text:p>
          </table:table-cell>
          <table:table-cell table:formula="of:=([.F48]+[.E48])/[.E47]-1" office:value-type="float" office:value="0.0151196732310184" calcext:value-type="float">
            <text:p>0.015119673231018</text:p>
          </table:table-cell>
          <table:table-cell table:number-columns-repeated="2"/>
        </table:table-row>
        <table:table-row table:style-name="ro1">
          <table:table-cell office:value-type="float" office:value="201908" calcext:value-type="float">
            <text:p>201908</text:p>
          </table:table-cell>
          <table:table-cell office:value-type="float" office:value="51.5844" calcext:value-type="float">
            <text:p>51.5844</text:p>
          </table:table-cell>
          <table:table-cell office:value-type="float" office:value="0.77" calcext:value-type="float">
            <text:p>0.77</text:p>
          </table:table-cell>
          <table:table-cell table:formula="of:=([.B49]+[.C49])/[.B48]-1" office:value-type="float" office:value="-0.0017484617540674" calcext:value-type="float">
            <text:p>-0.001748461754067</text:p>
          </table:table-cell>
          <table:table-cell office:value-type="float" office:value="285.4878" calcext:value-type="float">
            <text:p>285.4878</text:p>
          </table:table-cell>
          <table:table-cell office:value-type="float" office:value="0" calcext:value-type="float">
            <text:p>0</text:p>
          </table:table-cell>
          <table:table-cell table:formula="of:=([.F49]+[.E49])/[.E48]-1" office:value-type="float" office:value="-0.016743625694982" calcext:value-type="float">
            <text:p>-0.016743625694982</text:p>
          </table:table-cell>
          <table:table-cell table:number-columns-repeated="2"/>
        </table:table-row>
        <table:table-row table:style-name="ro1">
          <table:table-cell office:value-type="float" office:value="201909" calcext:value-type="float">
            <text:p>201909</text:p>
          </table:table-cell>
          <table:table-cell office:value-type="float" office:value="55.3481" calcext:value-type="float">
            <text:p>55.3481</text:p>
          </table:table-cell>
          <table:table-cell office:value-type="float" office:value="0" calcext:value-type="float">
            <text:p>0</text:p>
          </table:table-cell>
          <table:table-cell table:formula="of:=([.B50]+[.C50])/[.B49]-1" office:value-type="float" office:value="0.0729619807538713" calcext:value-type="float">
            <text:p>0.072961980753871</text:p>
          </table:table-cell>
          <table:table-cell office:value-type="float" office:value="291.0488" calcext:value-type="float">
            <text:p>291.0488</text:p>
          </table:table-cell>
          <table:table-cell office:value-type="float" office:value="1.3836" calcext:value-type="float">
            <text:p>1.3836</text:p>
          </table:table-cell>
          <table:table-cell table:formula="of:=([.F50]+[.E50])/[.E49]-1" office:value-type="float" office:value="0.0243253827308909" calcext:value-type="float">
            <text:p>0.024325382730891</text:p>
          </table:table-cell>
          <table:table-cell table:number-columns-repeated="2"/>
        </table:table-row>
        <table:table-row table:style-name="ro1">
          <table:table-cell office:value-type="float" office:value="201910" calcext:value-type="float">
            <text:p>201910</text:p>
          </table:table-cell>
          <table:table-cell office:value-type="float" office:value="61.4742" calcext:value-type="float">
            <text:p>61.4742</text:p>
          </table:table-cell>
          <table:table-cell office:value-type="float" office:value="0" calcext:value-type="float">
            <text:p>0</text:p>
          </table:table-cell>
          <table:table-cell table:formula="of:=([.B51]+[.C51])/[.B50]-1" office:value-type="float" office:value="0.110683112880117" calcext:value-type="float">
            <text:p>0.110683112880117</text:p>
          </table:table-cell>
          <table:table-cell office:value-type="float" office:value="297.4824" calcext:value-type="float">
            <text:p>297.4824</text:p>
          </table:table-cell>
          <table:table-cell office:value-type="float" office:value="0" calcext:value-type="float">
            <text:p>0</text:p>
          </table:table-cell>
          <table:table-cell table:formula="of:=([.F51]+[.E51])/[.E50]-1" office:value-type="float" office:value="0.0221048841293967" calcext:value-type="float">
            <text:p>0.022104884129397</text:p>
          </table:table-cell>
          <table:table-cell table:number-columns-repeated="2"/>
        </table:table-row>
        <table:table-row table:style-name="ro1">
          <table:table-cell office:value-type="float" office:value="201911" calcext:value-type="float">
            <text:p>201911</text:p>
          </table:table-cell>
          <table:table-cell office:value-type="float" office:value="66.2395" calcext:value-type="float">
            <text:p>66.2395</text:p>
          </table:table-cell>
          <table:table-cell office:value-type="float" office:value="0.77" calcext:value-type="float">
            <text:p>0.77</text:p>
          </table:table-cell>
          <table:table-cell table:formula="of:=([.B52]+[.C52])/[.B51]-1" office:value-type="float" office:value="0.0900426520393922" calcext:value-type="float">
            <text:p>0.090042652039392</text:p>
          </table:table-cell>
          <table:table-cell office:value-type="float" office:value="308.2507" calcext:value-type="float">
            <text:p>308.2507</text:p>
          </table:table-cell>
          <table:table-cell office:value-type="float" office:value="0" calcext:value-type="float">
            <text:p>0</text:p>
          </table:table-cell>
          <table:table-cell table:formula="of:=([.F52]+[.E52])/[.E51]-1" office:value-type="float" office:value="0.036198107854448" calcext:value-type="float">
            <text:p>0.036198107854448</text:p>
          </table:table-cell>
          <table:table-cell table:number-columns-repeated="2"/>
        </table:table-row>
        <table:table-row table:style-name="ro1">
          <table:table-cell office:value-type="float" office:value="201912" calcext:value-type="float">
            <text:p>201912</text:p>
          </table:table-cell>
          <table:table-cell office:value-type="float" office:value="72.7829" calcext:value-type="float">
            <text:p>72.7829</text:p>
          </table:table-cell>
          <table:table-cell office:value-type="float" office:value="0" calcext:value-type="float">
            <text:p>0</text:p>
          </table:table-cell>
          <table:table-cell table:formula="of:=([.B53]+[.C53])/[.B52]-1" office:value-type="float" office:value="0.0987839582122447" calcext:value-type="float">
            <text:p>0.098783958212245</text:p>
          </table:table-cell>
          <table:table-cell office:value-type="float" office:value="317.2003" calcext:value-type="float">
            <text:p>317.2003</text:p>
          </table:table-cell>
          <table:table-cell office:value-type="float" office:value="1.57" calcext:value-type="float">
            <text:p>1.57</text:p>
          </table:table-cell>
          <table:table-cell table:formula="of:=([.F53]+[.E53])/[.E52]-1" office:value-type="float" office:value="0.0341267675953372" calcext:value-type="float">
            <text:p>0.034126767595337</text:p>
          </table:table-cell>
          <table:table-cell table:number-columns-repeated="2"/>
        </table:table-row>
        <table:table-row table:style-name="ro1">
          <table:table-cell office:value-type="float" office:value="202001" calcext:value-type="float">
            <text:p>202001</text:p>
          </table:table-cell>
          <table:table-cell office:value-type="float" office:value="76.7139" calcext:value-type="float">
            <text:p>76.7139</text:p>
          </table:table-cell>
          <table:table-cell office:value-type="float" office:value="0" calcext:value-type="float">
            <text:p>0</text:p>
          </table:table-cell>
          <table:table-cell table:formula="of:=([.B54]+[.C54])/[.B53]-1" office:value-type="float" office:value="0.0540099391477944" calcext:value-type="float">
            <text:p>0.054009939147794</text:p>
          </table:table-cell>
          <table:table-cell office:value-type="float" office:value="317.0722" calcext:value-type="float">
            <text:p>317.0722</text:p>
          </table:table-cell>
          <table:table-cell office:value-type="float" office:value="0" calcext:value-type="float">
            <text:p>0</text:p>
          </table:table-cell>
          <table:table-cell table:formula="of:=([.F54]+[.E54])/[.E53]-1" office:value-type="float" office:value="-0.000403845771898781" calcext:value-type="float">
            <text:p>-0.000403845771899</text:p>
          </table:table-cell>
          <table:table-cell table:number-columns-repeated="2"/>
        </table:table-row>
        <table:table-row table:style-name="ro1">
          <table:table-cell office:value-type="float" office:value="202002" calcext:value-type="float">
            <text:p>202002</text:p>
          </table:table-cell>
          <table:table-cell office:value-type="float" office:value="67.917" calcext:value-type="float">
            <text:p>67.917</text:p>
          </table:table-cell>
          <table:table-cell office:value-type="float" office:value="0.77" calcext:value-type="float">
            <text:p>0.77</text:p>
          </table:table-cell>
          <table:table-cell table:formula="of:=([.B55]+[.C55])/[.B54]-1" office:value-type="float" office:value="-0.104634231866715" calcext:value-type="float">
            <text:p>-0.104634231866715</text:p>
          </table:table-cell>
          <table:table-cell office:value-type="float" office:value="291.9709" calcext:value-type="float">
            <text:p>291.9709</text:p>
          </table:table-cell>
          <table:table-cell office:value-type="float" office:value="0" calcext:value-type="float">
            <text:p>0</text:p>
          </table:table-cell>
          <table:table-cell table:formula="of:=([.F55]+[.E55])/[.E54]-1" office:value-type="float" office:value="-0.0791658808309276" calcext:value-type="float">
            <text:p>-0.079165880830928</text:p>
          </table:table-cell>
          <table:table-cell table:number-columns-repeated="2"/>
        </table:table-row>
        <table:table-row table:style-name="ro1">
          <table:table-cell office:value-type="float" office:value="202003" calcext:value-type="float">
            <text:p>202003</text:p>
          </table:table-cell>
          <table:table-cell office:value-type="float" office:value="63.179" calcext:value-type="float">
            <text:p>63.179</text:p>
          </table:table-cell>
          <table:table-cell office:value-type="float" office:value="0" calcext:value-type="float">
            <text:p>0</text:p>
          </table:table-cell>
          <table:table-cell table:formula="of:=([.B56]+[.C56])/[.B55]-1" office:value-type="float" office:value="-0.0697616208018611" calcext:value-type="float">
            <text:p>-0.069761620801861</text:p>
          </table:table-cell>
          <table:table-cell office:value-type="float" office:value="255.5789" calcext:value-type="float">
            <text:p>255.5789</text:p>
          </table:table-cell>
          <table:table-cell office:value-type="float" office:value="1.4056" calcext:value-type="float">
            <text:p>1.4056</text:p>
          </table:table-cell>
          <table:table-cell table:formula="of:=([.F56]+[.E56])/[.E55]-1" office:value-type="float" office:value="-0.119828380157063" calcext:value-type="float">
            <text:p>-0.119828380157063</text:p>
          </table:table-cell>
          <table:table-cell table:number-columns-repeated="2"/>
        </table:table-row>
        <table:table-row table:style-name="ro1">
          <table:table-cell office:value-type="float" office:value="202004" calcext:value-type="float">
            <text:p>202004</text:p>
          </table:table-cell>
          <table:table-cell office:value-type="float" office:value="72.9953" calcext:value-type="float">
            <text:p>72.9953</text:p>
          </table:table-cell>
          <table:table-cell office:value-type="float" office:value="0" calcext:value-type="float">
            <text:p>0</text:p>
          </table:table-cell>
          <table:table-cell table:formula="of:=([.B57]+[.C57])/[.B56]-1" office:value-type="float" office:value="0.155372829579449" calcext:value-type="float">
            <text:p>0.155372829579449</text:p>
          </table:table-cell>
          <table:table-cell office:value-type="float" office:value="288.0332" calcext:value-type="float">
            <text:p>288.0332</text:p>
          </table:table-cell>
          <table:table-cell office:value-type="float" office:value="0" calcext:value-type="float">
            <text:p>0</text:p>
          </table:table-cell>
          <table:table-cell table:formula="of:=([.F57]+[.E57])/[.E56]-1" office:value-type="float" office:value="0.126983487291009" calcext:value-type="float">
            <text:p>0.126983487291009</text:p>
          </table:table-cell>
          <table:table-cell table:number-columns-repeated="2"/>
        </table:table-row>
        <table:table-row table:style-name="ro1">
          <table:table-cell office:value-type="float" office:value="202005" calcext:value-type="float">
            <text:p>202005</text:p>
          </table:table-cell>
          <table:table-cell office:value-type="float" office:value="79.2018" calcext:value-type="float">
            <text:p>79.2018</text:p>
          </table:table-cell>
          <table:table-cell office:value-type="float" office:value="0.82" calcext:value-type="float">
            <text:p>0.82</text:p>
          </table:table-cell>
          <table:table-cell table:formula="of:=([.B58]+[.C58])/[.B57]-1" office:value-type="float" office:value="0.0962596221948535" calcext:value-type="float">
            <text:p>0.096259622194854</text:p>
          </table:table-cell>
          <table:table-cell office:value-type="float" office:value="301.7567" calcext:value-type="float">
            <text:p>301.7567</text:p>
          </table:table-cell>
          <table:table-cell office:value-type="float" office:value="0" calcext:value-type="float">
            <text:p>0</text:p>
          </table:table-cell>
          <table:table-cell table:formula="of:=([.F58]+[.E58])/[.E57]-1" office:value-type="float" office:value="0.0476455491936347" calcext:value-type="float">
            <text:p>0.047645549193635</text:p>
          </table:table-cell>
          <table:table-cell table:number-columns-repeated="2"/>
        </table:table-row>
        <table:table-row table:style-name="ro1">
          <table:table-cell office:value-type="float" office:value="202006" calcext:value-type="float">
            <text:p>202006</text:p>
          </table:table-cell>
          <table:table-cell office:value-type="float" office:value="90.8751" calcext:value-type="float">
            <text:p>90.8751</text:p>
          </table:table-cell>
          <table:table-cell office:value-type="float" office:value="0" calcext:value-type="float">
            <text:p>0</text:p>
          </table:table-cell>
          <table:table-cell table:formula="of:=([.B59]+[.C59])/[.B58]-1" office:value-type="float" office:value="0.14738680181511" calcext:value-type="float">
            <text:p>0.14738680181511</text:p>
          </table:table-cell>
          <table:table-cell office:value-type="float" office:value="307.1161" calcext:value-type="float">
            <text:p>307.1161</text:p>
          </table:table-cell>
          <table:table-cell office:value-type="float" office:value="1.3662" calcext:value-type="float">
            <text:p>1.3662</text:p>
          </table:table-cell>
          <table:table-cell table:formula="of:=([.F59]+[.E59])/[.E58]-1" office:value-type="float" office:value="0.0222881546623488" calcext:value-type="float">
            <text:p>0.022288154662349</text:p>
          </table:table-cell>
          <table:table-cell table:number-columns-repeated="2"/>
        </table:table-row>
        <table:table-row table:style-name="ro1">
          <table:table-cell office:value-type="float" office:value="202007" calcext:value-type="float">
            <text:p>202007</text:p>
          </table:table-cell>
          <table:table-cell office:value-type="float" office:value="105.8814" calcext:value-type="float">
            <text:p>105.8814</text:p>
          </table:table-cell>
          <table:table-cell office:value-type="float" office:value="0" calcext:value-type="float">
            <text:p>0</text:p>
          </table:table-cell>
          <table:table-cell table:formula="of:=([.B60]+[.C60])/[.B59]-1" office:value-type="float" office:value="0.16513104249679" calcext:value-type="float">
            <text:p>0.16513104249679</text:p>
          </table:table-cell>
          <table:table-cell office:value-type="float" office:value="325.2028" calcext:value-type="float">
            <text:p>325.2028</text:p>
          </table:table-cell>
          <table:table-cell office:value-type="float" office:value="0" calcext:value-type="float">
            <text:p>0</text:p>
          </table:table-cell>
          <table:table-cell table:formula="of:=([.F60]+[.E60])/[.E59]-1" office:value-type="float" office:value="0.0588920606897523" calcext:value-type="float">
            <text:p>0.058892060689752</text:p>
          </table:table-cell>
          <table:table-cell table:number-columns-repeated="2"/>
        </table:table-row>
        <table:table-row table:style-name="ro1">
          <table:table-cell office:value-type="float" office:value="202008" calcext:value-type="float">
            <text:p>202008</text:p>
          </table:table-cell>
          <table:table-cell office:value-type="float" office:value="128.8175" calcext:value-type="float">
            <text:p>128.8175</text:p>
          </table:table-cell>
          <table:table-cell office:value-type="float" office:value="0.82" calcext:value-type="float">
            <text:p>0.82</text:p>
          </table:table-cell>
          <table:table-cell table:formula="of:=([.B61]+[.C61])/[.B60]-1" office:value-type="float" office:value="0.22436518595334" calcext:value-type="float">
            <text:p>0.22436518595334</text:p>
          </table:table-cell>
          <table:table-cell office:value-type="float" office:value="347.9009" calcext:value-type="float">
            <text:p>347.9009</text:p>
          </table:table-cell>
          <table:table-cell office:value-type="float" office:value="0" calcext:value-type="float">
            <text:p>0</text:p>
          </table:table-cell>
          <table:table-cell table:formula="of:=([.F61]+[.E61])/[.E60]-1" office:value-type="float" office:value="0.0697967545174887" calcext:value-type="float">
            <text:p>0.069796754517489</text:p>
          </table:table-cell>
          <table:table-cell table:number-columns-repeated="2"/>
        </table:table-row>
        <table:table-row table:style-name="ro1">
          <table:table-cell office:value-type="float" office:value="202009" calcext:value-type="float">
            <text:p>202009</text:p>
          </table:table-cell>
          <table:table-cell office:value-type="float" office:value="115.6103" calcext:value-type="float">
            <text:p>115.6103</text:p>
          </table:table-cell>
          <table:table-cell office:value-type="float" office:value="0" calcext:value-type="float">
            <text:p>0</text:p>
          </table:table-cell>
          <table:table-cell table:formula="of:=([.B62]+[.C62])/[.B61]-1" office:value-type="float" office:value="-0.102526442447649" calcext:value-type="float">
            <text:p>-0.102526442447649</text:p>
          </table:table-cell>
          <table:table-cell office:value-type="float" office:value="334.89" calcext:value-type="float">
            <text:p>334.89</text:p>
          </table:table-cell>
          <table:table-cell office:value-type="float" office:value="1.3392" calcext:value-type="float">
            <text:p>1.3392</text:p>
          </table:table-cell>
          <table:table-cell table:formula="of:=([.F62]+[.E62])/[.E61]-1" office:value-type="float" office:value="-0.0335489215463368" calcext:value-type="float">
            <text:p>-0.033548921546337</text:p>
          </table:table-cell>
          <table:table-cell table:number-columns-repeated="2"/>
        </table:table-row>
        <table:table-row table:style-name="ro1">
          <table:table-cell office:value-type="float" office:value="202010" calcext:value-type="float">
            <text:p>202010</text:p>
          </table:table-cell>
          <table:table-cell office:value-type="float" office:value="108.6723" calcext:value-type="float">
            <text:p>108.6723</text:p>
          </table:table-cell>
          <table:table-cell office:value-type="float" office:value="0" calcext:value-type="float">
            <text:p>0</text:p>
          </table:table-cell>
          <table:table-cell table:formula="of:=([.B63]+[.C63])/[.B62]-1" office:value-type="float" office:value="-0.0600119539521997" calcext:value-type="float">
            <text:p>-0.0600119539522</text:p>
          </table:table-cell>
          <table:table-cell office:value-type="float" office:value="326.54" calcext:value-type="float">
            <text:p>326.54</text:p>
          </table:table-cell>
          <table:table-cell office:value-type="float" office:value="0" calcext:value-type="float">
            <text:p>0</text:p>
          </table:table-cell>
          <table:table-cell table:formula="of:=([.F63]+[.E63])/[.E62]-1" office:value-type="float" office:value="-0.0249335602735226" calcext:value-type="float">
            <text:p>-0.02493356027352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12T15:25:54.088143649</dc:date>
    <meta:editing-duration>PT10M13S</meta:editing-duration>
    <meta:editing-cycles>1</meta:editing-cycles>
    <meta:document-statistic meta:table-count="1" meta:cell-count="440" meta:object-count="0"/>
    <meta:generator>LibreOffice/6.1.5.2$Linux_X86_64 LibreOffice_project/10$Build-2</meta:generator>
  </office:meta>
</office:document-meta>
</file>